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T1" style:family="text">
      <style:text-properties style:font-name="Roboto" fo:font-size="11.25pt" fo:font-style="normal" fo:font-weight="normal"/>
    </style:style>
    <style:style style:name="T2" style:family="text">
      <style:text-properties fo:font-variant="normal" fo:text-transform="none" fo:color="#2c2d30" loext:opacity="100%" style:font-name="Roboto" fo:font-size="11.2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Strong_20_Emphasis"><text:span text:style-name="T2">Задание</text:span></text:span></text:p>
      <text:p text:style-name="P3">• <text:span text:style-name="T1">Используя команду cat, создать два файла с данными, а затем объединить их.<text:line-break/>Просмотреть содержимое созданного файла.<text:line-break/>Переименовать файл, дав ему новое имя.</text:span></text:p>
      <text:p text:style-name="P3">• <text:span text:style-name="T1">Создать несколько файлов.<text:line-break/>Создать директорию, переместить файл туда.<text:line-break/>Удалить все созданные в этом и предыдущем задании директории и файлы.</text:span></text:p>
      <text:p text:style-name="P3">• <text:span text:style-name="T1">Создать файл file1 и наполнить его произвольным содержимым.<text:line-break/>Скопировать его в file2.<text:line-break/>Создать символическую ссылку file3 на file1.<text:line-break/>Создать жёсткую ссылку file4 на file1.<text:line-break/>Посмотреть, какие айноды у файлов.<text:line-break/>Удалить file1.<text:line-break/>Что стало с остальными созданными файлами?<text:line-break/>Попробовать вывести их на экран.</text:span></text:p>
      <text:p text:style-name="P3">• <text:span text:style-name="T1">Дать созданным файлам другие, произвольные имена.<text:line-break/>Создать новую символическую ссылку.<text:line-break/>Переместить ссылки в другую директорию.</text:span></text:p>
      <text:p text:style-name="P2"><text:span text:style-name="Strong_20_Emphasis"><text:span text:style-name="T2">Результат</text:span></text:span></text:p>
      <text:p text:style-name="P4">Текст команд, которые применялись при выполнении задания.<text:line-break/>Присылаем в формате текстового документа: задание и команды для решения (без вывода).<text:line-break/>Формат — PDF (один файл на все задания).</text:p>
      <text:p text:style-name="Standard"/>
      <text:p text:style-name="Standard"/>
      <text:p text:style-name="P1"><text:s text:c="9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an Francisco', 'Helvetica Neue', Helvetica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01:44:30.951000000</meta:creation-date>
    <dc:date>2023-09-06T01:44:41.281000000</dc:date>
    <meta:editing-duration>PT11S</meta:editing-duration>
    <meta:editing-cycles>1</meta:editing-cycles>
    <meta:document-statistic meta:table-count="0" meta:image-count="0" meta:object-count="0" meta:page-count="1" meta:paragraph-count="8" meta:word-count="130" meta:character-count="1014" meta:non-whitespace-character-count="795"/>
    <meta:generator>LibreOffice/7.5.3.2$Windows_X86_64 LibreOffice_project/9f56dff12ba03b9acd7730a5a481eea045e468f3</meta:generator>
  </office:meta>
</office:document-meta>
</file>